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660000205B000023484C13C84F01A4378D.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color="#cccccc" fo:font-size="9pt" officeooo:rsid="001d44c3" officeooo:paragraph-rsid="003f21fb" style:font-size-asian="9pt" style:font-size-complex="9pt"/>
    </style:style>
    <style:style style:name="P2" style:family="paragraph" style:parent-style-name="Footer">
      <style:text-properties fo:font-size="9pt" fo:language="sr" fo:country="RS" officeooo:rsid="001d44c3" officeooo:paragraph-rsid="001d44c3" style:font-size-asian="9pt" style:font-size-complex="9pt"/>
    </style:style>
    <style:style style:name="P3" style:family="paragraph" style:parent-style-name="Text_20_body">
      <style:text-properties officeooo:rsid="001f7c93" officeooo:paragraph-rsid="001f7c93"/>
    </style:style>
    <style:style style:name="P4" style:family="paragraph" style:parent-style-name="Text_20_body">
      <style:paragraph-properties fo:text-align="start" style:justify-single-word="false"/>
      <style:text-properties fo:language="sr" fo:country="RS" officeooo:rsid="0019f1f1" officeooo:paragraph-rsid="0019f1f1"/>
    </style:style>
    <style:style style:name="P5" style:family="paragraph" style:parent-style-name="Text_20_body">
      <style:paragraph-properties fo:text-align="center" style:justify-single-word="false"/>
      <style:text-properties fo:language="sr" fo:country="RS" officeooo:rsid="003e2da5" officeooo:paragraph-rsid="003e2da5"/>
    </style:style>
    <style:style style:name="P6" style:family="paragraph" style:parent-style-name="Text_20_body">
      <style:text-properties officeooo:rsid="00273a28" officeooo:paragraph-rsid="00273a28"/>
    </style:style>
    <style:style style:name="P7" style:family="paragraph" style:parent-style-name="Text_20_body">
      <style:text-properties officeooo:rsid="0028f96a" officeooo:paragraph-rsid="0028f96a"/>
    </style:style>
    <style:style style:name="P8" style:family="paragraph" style:parent-style-name="Text_20_body">
      <style:text-properties officeooo:rsid="0033ee63" officeooo:paragraph-rsid="0033ee63"/>
    </style:style>
    <style:style style:name="P9" style:family="paragraph" style:parent-style-name="Text_20_body">
      <style:text-properties officeooo:rsid="003557c3" officeooo:paragraph-rsid="003557c3"/>
    </style:style>
    <style:style style:name="P10" style:family="paragraph" style:parent-style-name="Text_20_body">
      <style:text-properties officeooo:rsid="0036a0ba" officeooo:paragraph-rsid="0036a0ba"/>
    </style:style>
    <style:style style:name="P11" style:family="paragraph" style:parent-style-name="Text_20_body">
      <style:text-properties officeooo:rsid="00386a48" officeooo:paragraph-rsid="00386a48"/>
    </style:style>
    <style:style style:name="P12" style:family="paragraph" style:parent-style-name="Text_20_body">
      <style:text-properties officeooo:rsid="003f21fb" officeooo:paragraph-rsid="003f21fb"/>
    </style:style>
    <style:style style:name="P13" style:family="paragraph" style:parent-style-name="Text_20_body">
      <style:text-properties officeooo:rsid="003f21fb" officeooo:paragraph-rsid="00439a89"/>
    </style:style>
    <style:style style:name="P14" style:family="paragraph" style:parent-style-name="Text_20_body">
      <style:text-properties officeooo:rsid="00418779" officeooo:paragraph-rsid="00418779"/>
    </style:style>
    <style:style style:name="P15" style:family="paragraph" style:parent-style-name="Text_20_body">
      <style:text-properties officeooo:paragraph-rsid="00418779"/>
    </style:style>
    <style:style style:name="P16" style:family="paragraph" style:parent-style-name="Text_20_body">
      <style:text-properties officeooo:rsid="001da446" officeooo:paragraph-rsid="001da446"/>
    </style:style>
    <style:style style:name="P17" style:family="paragraph" style:parent-style-name="Text_20_body">
      <style:text-properties officeooo:rsid="00470a44" officeooo:paragraph-rsid="00470a44"/>
    </style:style>
    <style:style style:name="P18" style:family="paragraph" style:parent-style-name="Text_20_body">
      <style:text-properties officeooo:rsid="0053bc33" officeooo:paragraph-rsid="0053bc33"/>
    </style:style>
    <style:style style:name="P19" style:family="paragraph" style:parent-style-name="Text_20_body">
      <style:text-properties officeooo:rsid="0054b51c" officeooo:paragraph-rsid="0054b51c"/>
    </style:style>
    <style:style style:name="P20" style:family="paragraph" style:parent-style-name="Text_20_body">
      <style:text-properties officeooo:rsid="005637b4" officeooo:paragraph-rsid="005637b4"/>
    </style:style>
    <style:style style:name="P21" style:family="paragraph" style:parent-style-name="Text_20_body">
      <style:text-properties officeooo:rsid="00580c77" officeooo:paragraph-rsid="00580c77"/>
    </style:style>
    <style:style style:name="P22" style:family="paragraph" style:parent-style-name="Standard">
      <style:text-properties officeooo:paragraph-rsid="0043030f"/>
    </style:style>
    <style:style style:name="P23" style:family="paragraph" style:parent-style-name="Standard">
      <style:text-properties style:font-name="LiberationSerif" fo:font-size="12pt" style:font-size-asian="12pt"/>
    </style:style>
    <style:style style:name="P24" style:family="paragraph" style:parent-style-name="Standard">
      <style:text-properties style:font-name="LiberationSerif" fo:font-size="12pt" officeooo:rsid="00418779" officeooo:paragraph-rsid="00418779" style:font-size-asian="12pt"/>
    </style:style>
    <style:style style:name="P25" style:family="paragraph" style:parent-style-name="Standard">
      <style:paragraph-properties fo:text-align="start" style:justify-single-word="false"/>
      <style:text-properties style:font-name="LiberationSerif" fo:font-size="12pt" style:font-size-asian="12pt"/>
    </style:style>
    <style:style style:name="P26" style:family="paragraph" style:parent-style-name="Standard">
      <style:text-properties style:font-name="LiberationSerif" fo:font-size="12pt" officeooo:rsid="0043030f" officeooo:paragraph-rsid="0043030f" style:font-size-asian="12pt"/>
    </style:style>
    <style:style style:name="P27" style:family="paragraph" style:parent-style-name="Title">
      <style:text-properties officeooo:rsid="003f21fb" officeooo:paragraph-rsid="003f21fb"/>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Text_20_body" style:list-style-name="L1">
      <style:text-properties officeooo:rsid="002d45d5" officeooo:paragraph-rsid="002d45d5"/>
    </style:style>
    <style:style style:name="P31" style:family="paragraph" style:parent-style-name="Text_20_body" style:list-style-name="L1">
      <style:text-properties officeooo:rsid="002ff720" officeooo:paragraph-rsid="002ff720"/>
    </style:style>
    <style:style style:name="P32" style:family="paragraph" style:parent-style-name="Text_20_body" style:list-style-name="L1">
      <style:text-properties officeooo:rsid="00307a71" officeooo:paragraph-rsid="00307a71"/>
    </style:style>
    <style:style style:name="P33" style:family="paragraph" style:parent-style-name="Text_20_body" style:list-style-name="L1">
      <style:text-properties officeooo:rsid="003143d9" officeooo:paragraph-rsid="003143d9"/>
    </style:style>
    <style:style style:name="P34" style:family="paragraph" style:parent-style-name="Text_20_body" style:list-style-name="L2">
      <style:text-properties officeooo:rsid="00418779" officeooo:paragraph-rsid="00418779"/>
    </style:style>
    <style:style style:name="P35" style:family="paragraph" style:parent-style-name="Text_20_body" style:list-style-name="L3">
      <style:text-properties officeooo:rsid="00418779" officeooo:paragraph-rsid="00418779"/>
    </style:style>
    <style:style style:name="P36" style:family="paragraph" style:parent-style-name="Text_20_body">
      <style:text-properties fo:language="sr" fo:country="RS" officeooo:rsid="0059d01b" officeooo:paragraph-rsid="0059d01b"/>
    </style:style>
    <style:style style:name="P37" style:family="paragraph" style:parent-style-name="Standard" style:list-style-name="L4">
      <style:paragraph-properties fo:text-align="start" style:justify-single-word="false"/>
      <style:text-properties style:font-name="LiberationSerif" fo:font-size="12pt" style:font-size-asian="12pt"/>
    </style:style>
    <style:style style:name="P38" style:family="paragraph" style:parent-style-name="Heading_20_1">
      <style:paragraph-properties fo:text-align="start" style:justify-single-word="false"/>
    </style:style>
    <style:style style:name="P39" style:family="paragraph" style:parent-style-name="Heading_20_1">
      <style:text-properties officeooo:paragraph-rsid="0058abf6"/>
    </style:style>
    <style:style style:name="P40" style:family="paragraph" style:parent-style-name="Heading_20_2">
      <style:text-properties officeooo:rsid="00296e58"/>
    </style:style>
    <style:style style:name="P41" style:family="paragraph" style:parent-style-name="Heading_20_2">
      <style:text-properties officeooo:paragraph-rsid="0033ee63"/>
    </style:style>
    <style:style style:name="T1" style:family="text">
      <style:text-properties fo:language="en" fo:country="US"/>
    </style:style>
    <style:style style:name="T2" style:family="text">
      <style:text-properties fo:language="sr" fo:country="RS"/>
    </style:style>
    <style:style style:name="T3" style:family="text">
      <style:text-properties fo:language="sr" fo:country="RS" officeooo:rsid="0019f1f1"/>
    </style:style>
    <style:style style:name="T4" style:family="text">
      <style:text-properties fo:language="sr" fo:country="RS" officeooo:rsid="001f7c93"/>
    </style:style>
    <style:style style:name="T5" style:family="text">
      <style:text-properties fo:language="sr" fo:country="RS" officeooo:rsid="0058abf6"/>
    </style:style>
    <style:style style:name="T6" style:family="text">
      <style:text-properties fo:language="sr" fo:country="RS" officeooo:rsid="006208ee"/>
    </style:style>
    <style:style style:name="T7" style:family="text">
      <style:text-properties fo:language="sr" fo:country="RS" fo:font-style="italic" officeooo:rsid="006208ee" style:font-style-asian="italic" style:font-style-complex="italic"/>
    </style:style>
    <style:style style:name="T8" style:family="text">
      <style:text-properties officeooo:rsid="0033ee63"/>
    </style:style>
    <style:style style:name="T9" style:family="text">
      <style:text-properties officeooo:rsid="0039bbf5"/>
    </style:style>
    <style:style style:name="T10" style:family="text">
      <style:text-properties officeooo:rsid="003addb3"/>
    </style:style>
    <style:style style:name="T11" style:family="text">
      <style:text-properties officeooo:rsid="003cd878"/>
    </style:style>
    <style:style style:name="T12" style:family="text">
      <style:text-properties officeooo:rsid="0040e9a7"/>
    </style:style>
    <style:style style:name="T13" style:family="text">
      <style:text-properties officeooo:rsid="00418779"/>
    </style:style>
    <style:style style:name="T14" style:family="text">
      <style:text-properties style:font-name="LiberationSerif" fo:font-size="12pt" style:font-size-asian="12pt"/>
    </style:style>
    <style:style style:name="T15" style:family="text">
      <style:text-properties style:font-name="LiberationSerif" fo:font-size="12pt" officeooo:rsid="0043030f" style:font-size-asian="12pt"/>
    </style:style>
    <style:style style:name="T16" style:family="text">
      <style:text-properties officeooo:rsid="00483e69"/>
    </style:style>
    <style:style style:name="T17" style:family="text">
      <style:text-properties officeooo:rsid="0048dbb2"/>
    </style:style>
    <style:style style:name="T18" style:family="text">
      <style:text-properties style:rfc-language-tag="sr-Latn-RS" fo:language="sr" fo:script="Latn" fo:country="RS"/>
    </style:style>
    <style:style style:name="T19" style:family="text">
      <style:text-properties style:rfc-language-tag="sr-Latn-RS" fo:language="sr" fo:script="Latn" fo:country="RS" officeooo:rsid="0058abf6"/>
    </style:style>
    <style:style style:name="T20" style:family="text">
      <style:text-properties style:rfc-language-tag="sr-Latn-RS" fo:language="sr" fo:script="Latn" fo:country="RS" officeooo:rsid="006208ee"/>
    </style:style>
    <style:style style:name="T21" style:family="text">
      <style:text-properties officeooo:rsid="005b4f38"/>
    </style:style>
    <style:style style:name="T22" style:family="text">
      <style:text-properties officeooo:rsid="00655ee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Универзитет у Новом саду, Нови Сад</text:p>
      <text:p text:style-name="P5">ФАКУЛТЕТ ТЕХНИЧКИХ НАУКА</text:p>
      <text:p text:style-name="Title"><draw:frame draw:style-name="fr1" draw:name="Image1" text:anchor-type="paragraph" svg:width="8.283cm" svg:height="9.033cm" draw:z-index="0"><draw:image xlink:href="Pictures/200000660000205B000023484C13C84F01A4378D.svm" xlink:type="simple" xlink:show="embed" xlink:actuate="onLoad"/></draw:frame></text:p>
      <text:p text:style-name="Text_20_body"/>
      <text:p text:style-name="Text_20_body"/>
      <text:p text:style-name="Text_20_body"/>
      <text:p text:style-name="Text_20_body"/>
      <text:p text:style-name="P27"/>
      <text:p text:style-name="Title"/>
      <text:p text:style-name="Title">Спецификација пројекта базе података агенције за некретнине</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Студент:<text:tab/><text:tab/><text:tab/><text:tab/><text:tab/><text:tab/><text:tab/><text:tab/><text:tab/><text:tab/>Асистент:</text:p>
      <text:p text:style-name="P13">Михаило Васиљевић РА4/2012<text:tab/><text:tab/><text:tab/><text:tab/><text:tab/><text:tab/><text:tab/>Војислав Ђукић</text:p>
      <text:p text:style-name="P13"><text:tab/><text:tab/><text:tab/><text:tab/><text:tab/> <text:s text:c="6"/><text:span text:style-name="T7">Јануар 2016.</text:span></text:p>
      <text:p text:style-name="P13"><text:soft-page-break/><text:tab/></text:p>
      <text:table-of-content text:style-name="Sect1" text:protected="true" text:name="Table of Contents1">
        <text:table-of-content-source text:outline-level="10">
          <text:index-title-template text:style-name="Contents_20_Heading">Садржај</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адржај</text:p>
          </text:index-title>
          <text:p text:style-name="P29"><text:a xlink:type="simple" xlink:href="#__RefHeading___Toc43_816526813" text:style-name="Index_20_Link" text:visited-style-name="Index_20_Link">1. Увод<text:tab/>3</text:a></text:p>
          <text:p text:style-name="P28"><text:a xlink:type="simple" xlink:href="#__RefHeading___Toc218_1437594389" text:style-name="Index_20_Link" text:visited-style-name="Index_20_Link"><text:s/>1.1. Сврха документа<text:tab/>3</text:a></text:p>
          <text:p text:style-name="P29"><text:a xlink:type="simple" xlink:href="#__RefHeading___Toc220_1437594389" text:style-name="Index_20_Link" text:visited-style-name="Index_20_Link">2. Технологија процеса рада<text:tab/>3</text:a></text:p>
          <text:p text:style-name="P28"><text:a xlink:type="simple" xlink:href="#__RefHeading___Toc222_1437594389" text:style-name="Index_20_Link" text:visited-style-name="Index_20_Link"><text:s/>2.1. Опште информације<text:tab/>3</text:a></text:p>
          <text:p text:style-name="P28"><text:a xlink:type="simple" xlink:href="#__RefHeading___Toc224_1437594389" text:style-name="Index_20_Link" text:visited-style-name="Index_20_Link"><text:s/>2.2. Услуге које агенција пружа<text:tab/>3</text:a></text:p>
          <text:p text:style-name="P28"><text:a xlink:type="simple" xlink:href="#__RefHeading___Toc226_1437594389" text:style-name="Index_20_Link" text:visited-style-name="Index_20_Link"><text:s/>2.3. Рад са странкама<text:tab/>3</text:a></text:p>
          <text:p text:style-name="P28"><text:a xlink:type="simple" xlink:href="#__RefHeading___Toc2030_1437594389" text:style-name="Index_20_Link" text:visited-style-name="Index_20_Link"><text:s/>2.4. Чиниоци од интереса<text:tab/>4</text:a></text:p>
          <text:p text:style-name="P29"><text:a xlink:type="simple" xlink:href="#__RefHeading__336_1708552609" text:style-name="Index_20_Link" text:visited-style-name="Index_20_Link">3. Детаљни опис агенције за некретнине<text:tab/>5</text:a></text:p>
          <text:p text:style-name="P29"><text:a xlink:type="simple" xlink:href="#__RefHeading___Toc453_1707768603" text:style-name="Index_20_Link" text:visited-style-name="Index_20_Link">4. Спецификација за ЕР модел<text:tab/>6</text:a></text:p>
          <text:p text:style-name="P29"><text:a xlink:type="simple" xlink:href="#__RefHeading___Toc455_1707768603" text:style-name="Index_20_Link" text:visited-style-name="Index_20_Link">5. Закључак<text:tab/>7</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h text:style-name="P38" text:outline-level="1"><text:bookmark-start text:name="__RefHeading___Toc43_816526813"/><text:span text:style-name="T4">1. </text:span><text:span text:style-name="T3">У</text:span><text:span text:style-name="T2">вод</text:span><text:bookmark-end text:name="__RefHeading___Toc43_816526813"/></text:h>
      <text:p text:style-name="P16">Спецификација представља део пројекта на предмету Базе података 2. </text:p>
      <text:h text:style-name="Heading_20_2" text:outline-level="2"><text:bookmark-start text:name="__RefHeading___Toc218_1437594389"/><text:s text:c="2"/>1.1. Сврха документа<text:bookmark-end text:name="__RefHeading___Toc218_1437594389"/></text:h>
      <text:p text:style-name="P3">Спецификациони документ пројекта базе података агенције за некретнине садржи детаљан опис технологије процеса рада агенције за некретнине стављајући фокус на процес посредовања у продаји и/ или куповини некретнина. </text:p>
      <text:p text:style-name="P3">Документ, између осталог, има за задатак да имплицитно укаже на <text:span text:style-name="T9">чиниоце</text:span> реалног система и атрибуте који их описију.</text:p>
      <text:h text:style-name="Heading_20_1" text:outline-level="1"><text:bookmark-start text:name="__RefHeading___Toc220_1437594389"/>2. Технологија процеса рада<text:bookmark-end text:name="__RefHeading___Toc220_1437594389"/></text:h>
      <text:p text:style-name="P6">Технологија процеса рада јесте начин обављања неке делатности. Свака делатност поседује сопствену технологију процеса рада чије познавање је од кључне важности <text:s/>за његово добро моделовање. </text:p>
      <text:h text:style-name="Heading_20_2" text:outline-level="2"><text:bookmark-start text:name="__RefHeading___Toc222_1437594389"/><text:s text:c="2"/>2.1. Опште информације<text:bookmark-end text:name="__RefHeading___Toc222_1437594389"/></text:h>
      <text:p text:style-name="P7">Агенција за некретнине се бави посредовањем у промету и закупу непокретности. Под појмом посредовања у промету <text:s/>и закупу непокретности подразумева се, уз новчану накнаду, проналажење купца или закупца који ће са особом која продаје или издаје непокретност закључити уговор о куповини или закупу непокретности. Агенција за некретнине је посредник( предузетник) и као таква мора имати седиште у Републици Србији.</text:p>
      <text:h text:style-name="P40" text:outline-level="2"><text:bookmark-start text:name="__RefHeading___Toc224_1437594389"/><text:s text:c="2"/>2.2. Услуге које агенција пружа<text:bookmark-end text:name="__RefHeading___Toc224_1437594389"/></text:h>
      <text:list xml:id="list2992071485841632805" text:style-name="L1">
        <text:list-item>
          <text:p text:style-name="P30">Израда уговора и предуговора о купопродаји некретнина</text:p>
        </text:list-item>
        <text:list-item>
          <text:p text:style-name="P30">Књижење некретнина у <text:span text:style-name="T10">Ка</text:span>тастар непокретности</text:p>
        </text:list-item>
        <text:list-item>
          <text:p text:style-name="P31">Услужна провера власничке документације</text:p>
        </text:list-item>
        <text:list-item>
          <text:p text:style-name="P32">Легализација некретнина</text:p>
        </text:list-item>
        <text:list-item>
          <text:p text:style-name="P33">Пореско саветовање везано за купопродају некретнина</text:p>
        </text:list-item>
        <text:list-item>
          <text:p text:style-name="P33">Услужна процена тржишне вредности некретнине</text:p>
        </text:list-item>
      </text:list>
      <text:h text:style-name="P41" text:outline-level="2"><text:bookmark-start text:name="__RefHeading___Toc226_1437594389"/><text:s text:c="2"/><text:span text:style-name="T8">2.3. Рад са странкама</text:span> <text:bookmark-end text:name="__RefHeading___Toc226_1437594389"/></text:h>
      <text:p text:style-name="P8">Радници агенције за некретнине долазе на прослеђену адресу, врше преглед некретнине и <text:soft-page-break/>пописују информације од значаја уз употребу одговарајућег упитника. Такође врше и фотографисање некретнине. Поред наведеног прикупљају и врше проверу статусне документације предметне некретнине. </text:p>
      <text:p text:style-name="P8">Након прикупљања одговарајућих података агенција за некретнине може да оглашава предметну некретнину на Интернету и/ или да путем различитих средстава комуникације(електронска пошта, телефон, итд.) <text:s/>потенцијално заинтересованим купцима. Оглашавање некретнине је могуће вршити и путем летака и информативних брошура уколико агенција то сматра за сходним.</text:p>
      <text:p text:style-name="P9">У случају да неко позитивно одговори на неки од видова оглашавања агенција за некретнине остварује контакт са њима и врши презентовање некретнине у унапред договореном термину са свим заинтересованим странама.</text:p>
      <text:p text:style-name="P10">Агенција за некретнине преговара са потенцијалним купцима ради постизања жељене купопродајне цене којом ће бити задовољни и продавац и купац. </text:p>
      <text:p text:style-name="P10">Након постизања договора агенција за некретнине врши израду текста предуговора и уговора о купопродаји непокретности са детаљном провером исправности власничке документације као и документације свих заинтересованих страна у процесу купопродаје.</text:p>
      <text:p text:style-name="P11">Након потписивања предуговора и уговора тј. успешно извршене купопродаје непокретности агенција за некретнин<text:span text:style-name="T11">е</text:span> врши упис промене власника некретнине у Катастар непокретности и пружање пореских савета везаних за обавезе плаћања пореза које се јављају приликом купопродаје некретнина.</text:p>
      <text:p text:style-name="P11"/>
      <text:h text:style-name="Heading_20_2" text:outline-level="2"><text:bookmark-start text:name="__RefHeading___Toc2030_1437594389"/><text:s text:c="2"/><text:span text:style-name="T12">2.4. Чиниоци од интереса</text:span><text:bookmark-end text:name="__RefHeading___Toc2030_1437594389"/></text:h>
      <text:p text:style-name="P14">Од изразитог значаја за агенцију су: </text:p>
      <text:list xml:id="list2683339301253165443" text:style-name="L2">
        <text:list-item>
          <text:p text:style-name="P34">налогодавац (продавац, купац, закуподавац, закупац или пуномоћник неког од тих лица)</text:p>
        </text:list-item>
        <text:list-item>
          <text:p text:style-name="P34">непокретност</text:p>
        </text:list-item>
      </text:list>
      <text:p text:style-name="P14">Ове две ствари зајендички чине један успешно обављен посао. Посредовање се врши на основу уговора о посредовању. Агенција за некретнине је у законској обавези да чува:</text:p>
      <text:list xml:id="list8092843830988733124" text:style-name="L3">
        <text:list-item>
          <text:p text:style-name="P35">податке о личности налогодавца</text:p>
        </text:list-item>
        <text:list-item>
          <text:p text:style-name="P35">по писаном налогу налогодавца да чува као пословну тајну податке о непокретности у вези са чијим прометом/ закупом посредује или у вези с послом за који посредује</text:p>
        </text:list-item>
        <text:list-item>
          <text:p text:style-name="P35">податке о уговорима о посредовању</text:p>
        </text:list-item>
        <text:list-item>
          <text:p text:style-name="P35">податке о уговорима о потпосредовању</text:p>
        </text:list-item>
        <text:list-item>
          <text:p text:style-name="P35">податке о исходу посредовања и посредничкој накнади</text:p>
        </text:list-item>
      </text:list>
      <text:p text:style-name="P14"><text:soft-page-break/>Свака агенција за некретнине мора да испостави рачун за извршене услуге.</text:p>
      <text:p text:style-name="P15"><text:span text:style-name="T13">Сам налогодавац може да захтева да буде анониман а посредник је у обавези да му то обезбеди и да се држи договора. (</text:span><text:span text:style-name="T14">Мора постојати посебна клаузула у уговору која решава</text:span></text:p>
      <text:p text:style-name="P24">ово питање.) </text:p>
      <text:p text:style-name="P24"/>
      <text:p text:style-name="P22"><text:span text:style-name="T15">Уговор о посредовању може да истекне. </text:span><text:span text:style-name="T14">Ако није другачије уговорено он се закључује на</text:span></text:p>
      <text:p text:style-name="P25">годину дана. Отказ уговора о посредовању мора бити образложен и има правно дејство</text:p>
      <text:p text:style-name="P26">моментом достављања посреднику.</text:p>
      <text:p text:style-name="P26"/>
      <text:p text:style-name="P26">Општи услови пословања су оно што је посредник дужан да истакне на свом радном месту, а</text:p>
      <text:p text:style-name="P25">то су:</text:p>
      <text:list xml:id="list8386372945169662390" text:style-name="L4">
        <text:list-item>
          <text:p text:style-name="P37">износ посредничке накнаде, односно начин одређивања износа посредничке накнаде</text:p>
        </text:list-item>
        <text:list-item>
          <text:p text:style-name="P37">опис послова које је посредник дужан да обави у замену за посредничку накнаду</text:p>
        </text:list-item>
        <text:list-item>
          <text:p text:style-name="P37">врсту и висину трошкова за додатне услуге</text:p>
        </text:list-item>
      </text:list>
      <text:p text:style-name="P25"/>
      <text:p text:style-name="P25">Уговор о потпосредовању – посредник може овим уговорм пренети своја права и обавезе из</text:p>
      <text:p text:style-name="P25">уговора о посредовању у целини или делимично, на другог посредника, ако се налогодавац са</text:p>
      <text:p text:style-name="P26">овим изричито сагласио у уговору о посредовању.</text:p>
      <text:p text:style-name="P14"/>
      <text:p text:style-name="P23">Осим саме технологије процеса рада, за агенцију за некретнине су битни и њени кадрови.</text:p>
      <text:p text:style-name="P23">Они који се баве пословима посредовања дужни су да имају положен стручни испит.</text:p>
      <text:p text:style-name="P23"/>
      <text:h text:style-name="Heading_20_1" text:outline-level="1"><text:bookmark-start text:name="__RefHeading__336_1708552609"/>3. Детаљни опис агенције за некретнине<text:bookmark-end text:name="__RefHeading__336_1708552609"/></text:h>
      <text:p text:style-name="P17">Да би се основала, агенција за некретнине мора да има најмање једну канцеларију. Дешава се да агенција за некретнине поседује и више канцеларија у једном или више различитих места. Није редак случај да агенција за некретнине има само једног запосленог, али је исто тако присутан и велики број агенција који има више од једног запосленог. <text:span text:style-name="T17">Сами запослени се разликују по позицији која са собом вуче разлике попут финансијских и статусних. Са становишта информационог система међу запосленима нема неких других, већих, разлика.</text:span> <text:span text:style-name="T16">Без обзира да ли агенција има једног или више запослених и један или више пословних простора, агенције могу да продају, што се често и дешава, и некретнине које се не налазе у месту њиховог деловања. Често се дешава да се власници сеоских домаћинстава обраћају за помоћ агенцијама у градовима како би посредовале у продаји њихових некретнина, чиме повећавају скуп потенцијалних купаца као и своје шансе да продају некретнину. Постојање некретнина за понуду, унапред, није предуслов за отварање једне овакве агенције. Свака агенција за некретнине обично поседује шифрарник својих услуга као и ценовник. Ценовник може да садржи конкретну цену одређене услуге(основне и додатне) или формулу по којој се та цена израчунава. Сваки ценовник поседује датум који носи информацију када је он успостављен како се не би оштетили купци којима је пружена услуга према раније договореном ценовнику. Основно средство рада агенције за некретнине су некретнине. Агенција податке о некретнинама прикупљене на начин описан у одељку 2.3. чува и </text:span><text:soft-page-break/><text:span text:style-name="T16">форматира за различите врсте оглашавања. Као што је већ раније наведено, осим текстуалних података могу се чувати и слике, као и различите врсте докумената( нпр. потврда о власништву, итд.). Осим само некретнине агенција води евиденцију и о продавцима односно купцима некретнина. Некретнина за коју агенција посредује не мора никада бити продана од стране саме агенције. Сам информациони систем агенције би требао да складишти и генерише велики број извештаја од значаја, међу првима, а у складу са тренутним контекстом, требало би поменути уговор о посредовању, односно уговор о потпосредовању. Овакве уговоре агенција има обичај да складишти и у папирној и у електронској форми. </text:span></text:p>
      <text:p text:style-name="P18">На крају обављеног посла, агенција је у законској обавези да за пружене услуге испоручи рачун. Подаци о рачунима се такође могу чувати и у папирној и у електронској форми. </text:p>
      <text:p text:style-name="P19">Осим рачуна и уговора о посредовању, односно потпосредовању на сличан начин чувају се и предуговори и уговори о препису и купопродаји непокретности. </text:p>
      <text:p text:style-name="P20">Повратком на раније поменуте извештаје, долазимо до чињенице да би информациони систем требало да нуди могућност генерисања извештаја о оштим условима пословања на основу података о ценовницима и услугама, као и извештаје о самим некретнина, рачунима, успешностима продаје и зарадама, итд.</text:p>
      <text:h text:style-name="P39" text:outline-level="1"><text:bookmark-start text:name="__RefHeading___Toc453_1707768603"/><text:span text:style-name="T19">4</text:span>. <text:span text:style-name="T5">Спецификација за ЕР модел</text:span><text:bookmark-end text:name="__RefHeading___Toc453_1707768603"/></text:h>
      <text:p text:style-name="P36">Агенција за некретнине посредује у продаји НЕПОКРЕТНОСТи. Свака НЕПОКРЕТНОСТ може да припада једном и само једном типу, док сваки ТИП НЕПОКРЕТНОСТИ може да се нађе у ниједној или у више непокретности. Свака непокретност може да нема ниједан ПОМОЋНИ ОБЈЕКАТ, а може да их има и више, док сваки ПОМОЋНИ ОЈБЕКАТ може да припада једној и само једној НЕПОКРЕТНОСТИ. Свака непокретност може да има ниједну или више СЛИКА, док свака СЛИКА може да се нађе у ниједној или <text:span text:style-name="T18">jednoj </text:span>НЕПОКРЕТНОСТИ. Свака непокретност може да има ниједан или више ПРИКЉУЧАКА док сваки ПРИКЉУЧАК може да припада ниједној или више НЕПОКРЕТНОСТИ. Било која НЕПОКРЕТНОСТ може да се налази на једној и само једној АДРЕСИ док свака АДРЕСА може да обухвати ниједну или више НЕПОКРЕТНОСТИ. Свака непокретност може да припада једном и само једном ПРОДАВЦУ, док сваки ПРОДАВАЦ може да продаје ниједну или више НЕПОКРЕТНОСТИ. Сваки помоћни објекат може да припада једном и само једном ТИПУ ПОМОЋНОГ ОБЈЕКТА, док сваки ТИП ПОМОЋНОГ ОБЈЕКТА може да одређује ниједан или више ПОМОЋНИХ ОБЈЕКАТА. Сваки ПОМОЋНИ ОБЈЕКАТ може да садржи ниједну или више СЛИКА, док свака СЛИКА може да припада ниједном или једном ПОМОЋНОМ ОБЈЕКТУ. <text:span text:style-name="T21">Сваки АГЕНТ може да има положен један и само један СТРУЧНИ ИСПИТ, док сваки СТРУЧНИ ИСПИТ може да приапда ниједном или једном АГЕНТУ. Сваки агент може да има једну и само једну СТРУЧНУ СПРЕМУ, док свака СТРУЧНА СПРЕМА може да одређује ниједног или више АГЕНАТА. Било који АГЕНТ може да има једну и саму једну ДРЖАВУ чији је становник, док ДРЖАВА може да одређује ниједног или више АГЕНАТА. Сваки АГЕНТ одређује ниједан или више УГОВОРА О ПОСРЕДОВАЊУ, </text:span><text:soft-page-break/><text:span text:style-name="T21">док сваки УГОВОР О ПОСРЕДОВАЊУ припада једном и само једном АГЕНТУ. Сваки ПРОДАВАЦ живи на једној и само једној АДРЕСИ док на једној АДРЕСИ могу да живе ниједан или више ПРОДАВАЦА. У свакој ДРЖАВИ може да се налази ниједан или више ГРАДОВА, док један ГРАД може да припада једној и само једној ДРЖАВИ. У једном ГРАДУ може бити ниједан или више УЛИЦА док једна УЛИЦА припада једном и само једном граду. Било која УЛИЦА може да одреди ниједну или више АДРЕСА, док је једна АДРЕСА одређена са једном и само једном УЛИКЦОМ. Сваки КУПАЦ живи на једној и само једној АДРЕСИ док се на једној АДРЕСИ може наћи ниједан или више КУПАЦА. Било који купац може да припада ниједном или више УГОВОРА О ПОСРЕДОВАЊУ, док сваки УГОВОР О ПОСРЕДОВАЊУ поседује тачно једног купца. Сваки ИСХОД ПОСРЕДОВАЊА припада ниједном или више УГОВОРА О ПОСРЕДОВАЊУ, док један УГОВОР О ПОСРЕДОВАЊУ има тачно један ИСХОД ПОСРЕДОВАЊА.</text:span></text:p>
      <text:h text:style-name="Heading_20_1" text:outline-level="1"><text:bookmark-start text:name="__RefHeading___Toc455_1707768603"/><text:span text:style-name="T19">5</text:span>. Закључак<text:bookmark-end text:name="__RefHeading___Toc455_1707768603"/></text:h>
      <text:p text:style-name="P21">Агенција за некретнине је комплексан систем и израда информационог система за подршку у вођењу и управљању представља изузетан изазов. Развојем модерних технологија информациони систем агенције за некретнине постаје најважнији њен део и читав процес пословања се ослања на информациону компоненту.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r" fo:country="R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r" fo:country="R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cccccc" fo:font-size="9pt" officeooo:rsid="001d44c3" officeooo:paragraph-rsid="003f21fb" style:font-size-asian="9pt" style:font-size-complex="9pt"/>
    </style:style>
    <style:style style:name="MP2" style:family="paragraph" style:parent-style-name="Footer">
      <style:text-properties fo:font-size="9pt" fo:language="sr" fo:country="RS" officeooo:rsid="001d44c3" officeooo:paragraph-rsid="001d44c3" style:font-size-asian="9pt" style:font-size-complex="9pt"/>
    </style:style>
    <style:style style:name="MT1" style:family="text">
      <style:text-properties fo:language="en" fo:country="US"/>
    </style:style>
    <style:style style:name="MT2" style:family="text">
      <style:text-properties fo:language="sr" fo:country="R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Михаило Васиљевић РА4/<text:span text:style-name="MT1">2012 <text:s text:c="104"/></text:span><text:span text:style-name="MT2">Базе података 2, Новембар 2015</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22:54:00.751871069</meta:creation-date>
    <meta:editing-duration>PT1H8M29S</meta:editing-duration>
    <meta:editing-cycles>33</meta:editing-cycles>
    <meta:generator>LibreOffice/5.0.4.2$Windows_x86 LibreOffice_project/2b9802c1994aa0b7dc6079e128979269cf95bc78</meta:generator>
    <dc:date>2016-01-25T01:45:55.484000000</dc:date>
    <meta:document-statistic meta:table-count="0" meta:image-count="1" meta:object-count="0" meta:page-count="7" meta:paragraph-count="77" meta:word-count="1661" meta:character-count="11077" meta:non-whitespace-character-count="9345"/>
  </office:meta>
</office:document-meta>
</file>